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Verdana" officeooo:rsid="0010839e" officeooo:paragraph-rsid="0010839e"/>
    </style:style>
    <style:style style:name="P2" style:family="paragraph" style:parent-style-name="Standard">
      <style:paragraph-properties fo:text-align="justify" style:justify-single-word="false"/>
      <style:text-properties style:font-name="Verdana" officeooo:rsid="0011019d" officeooo:paragraph-rsid="0011019d"/>
    </style:style>
    <style:style style:name="P3" style:family="paragraph" style:parent-style-name="Standard">
      <style:paragraph-properties fo:text-align="justify" style:justify-single-word="false"/>
      <style:text-properties style:font-name="Verdana" officeooo:rsid="00113ad9" officeooo:paragraph-rsid="00113ad9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Verdana" officeooo:rsid="00113ad9" officeooo:paragraph-rsid="00113ad9"/>
    </style:style>
    <style:style style:name="P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Verdana" officeooo:rsid="0011019d" officeooo:paragraph-rsid="0011019d"/>
    </style:style>
    <style:style style:name="P6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Verdana" officeooo:rsid="0011019d" officeooo:paragraph-rsid="00113ad9"/>
    </style:style>
    <style:style style:name="P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Verdana" officeooo:rsid="00113ad9" officeooo:paragraph-rsid="00113ad9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officeooo:rsid="0011019d"/>
    </style:style>
    <style:style style:name="T2" style:family="text">
      <style:text-properties fo:background-color="#ff8000" loext:char-shading-value="0"/>
    </style:style>
    <style:style style:name="T3" style:family="text">
      <style:text-properties officeooo:rsid="00113a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da per Lgc<text:span text:style-name="T1">js v. 0.1.0</text:span></text:p>
      <text:p text:style-name="P1"/>
      <text:p text:style-name="P3"><text:s/></text:p>
      <text:p text:style-name="P2"/>
      <text:p text:style-name="P2"/>
      <text:h text:style-name="P8" text:outline-level="1">Per iniziare</text:h>
      <text:p text:style-name="P7">Lgcjs è un editor di librogame, cioè testi composti da entità, che possono essere indicate da un numero (paragrafi) o possono essere sezioni (regole, introduzione, …).</text:p>
      <text:p text:style-name="P6"><text:span text:style-name="T3">L’editor</text:span> è diviso in tre sezioni:</text:p>
      <text:p text:style-name="P5"/>
      <text:p text:style-name="P5"/>
      <text:p text:style-name="P5"><text:span text:style-name="T2">1.</text:span> La barra di navigazione, in cui è possibile aprire i file, esportare, cambiare le preferenze, aprire il forum e la guida e molto altro.</text:p>
      <text:p text:style-name="P5"><text:span text:style-name="T2">2.</text:span> Il menù a sinistra, da cui è possibile aprire e modificare le entità. <text:span text:style-name="T3">Clicca su un’entità per selezionarla, usa i pulsanti in alto per modificarla.</text:span></text:p>
      <text:p text:style-name="P5"><text:span text:style-name="T2">3.</text:span> L’editor di testo <text:span text:style-name="T3">vero e proprio</text:span>, in cui è possibile scrivere <text:span text:style-name="T3">modificando l’entità selezionata.</text:span></text:p>
      <text:p text:style-name="P7">È inoltre presente una quarta area nascosta, riservata agli sviluppatori (vedi più avanti)</text:p>
      <text:p text:style-name="P4">Barra di navigazione</text:p>
      <text:p text:style-name="P3">File: consente di creare, aprire, scaricare un libro su disco. L’unico formato riconosciuto è quello di LibroGameCreator 3</text:p>
      <text:p text:style-name="P3"/>
      <text:p text:style-name="P4">Menù laterale</text:p>
      <text:p text:style-name="P3"/>
      <text:p text:style-name="P3">Consente di selezionare un’entità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2.5.2$Linux_X86_64 LibreOffice_project/20$Build-2</meta:generator>
    <meta:editing-cycles>0</meta:editing-cycles>
    <meta:editing-duration>P0D</meta:editing-duration>
    <meta:document-statistic meta:table-count="0" meta:image-count="0" meta:object-count="0" meta:page-count="4" meta:paragraph-count="13" meta:word-count="145" meta:character-count="902" meta:non-whitespace-character-count="767"/>
  </office:meta>
</office:document-meta>
</file>